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.54cm" svg:height="1.27cm" svg:x="3.553cm" svg:y="2.03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6.093cm" svg:y="2.03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634cm" svg:height="12.619cm" draw:transform="rotate (-1.57079632679579) translate (16.173cm 1.08699999999005cm)" svg:viewBox="0 0 635 12620" draw:points="635,-19726 0,-19726 0,-32346 635,-32346">
          <text:p/>
        </draw:polyline>
        <draw:frame draw:style-name="gr3" draw:text-style-name="P1" draw:layer="layout" svg:width="8.255cm" svg:height="0.962cm" svg:x="6.652cm" svg:y="0.125cm">
          <draw:text-box>
            <text:p text:style-name="P1">GeoRouting Block</text:p>
          </draw:text-box>
        </draw:frame>
        <draw:custom-shape draw:style-name="gr4" draw:text-style-name="P2" draw:layer="layout" svg:width="1.905cm" svg:height="1.27cm" svg:x="1.648cm" svg:y="2.03cm">
          <text:p text:style-name="P1"><text:span text:style-name="T1">length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27cm" svg:x="0.378cm" svg:y="2.03cm">
          <text:p text:style-name="P1"><text:span text:style-name="T1">type</text:span></text:p>
          <text:p text:style-name="P1"><text:span text:style-name="T1">(byte)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45cm" svg:height="1.673cm" svg:x="0.004cm" svg:y="4.449cm">
          <draw:text-box>
            <text:p text:style-name="P1">Block Header (RFC5050)</text:p>
          </draw:text-box>
        </draw:frame>
        <draw:polyline draw:style-name="gr2" draw:text-style-name="P1" draw:layer="layout" svg:width="0.634cm" svg:height="3.174cm" draw:transform="rotate (1.5707963267946) translate (0.378cm 4.2440000000066cm)" svg:viewBox="0 0 635 3175" draw:points="635,3931 0,3931 0,756 635,756">
          <text:p/>
        </draw:polyline>
        <draw:custom-shape draw:style-name="gr6" draw:text-style-name="P2" draw:layer="layout" svg:width="2.54cm" svg:height="1.27cm" svg:x="0.639cm" svg:y="8.894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3.179cm" svg:y="8.894cm">
          <text:p text:style-name="P1"><text:span text:style-name="T1">margin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1cm" svg:height="1.27cm" svg:x="5.719cm" svg:y="8.894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255cm" svg:height="0.962cm" svg:x="4.712cm" svg:y="7.624cm">
          <draw:text-box>
            <text:p text:style-name="P1">GeoRoutingEntry</text:p>
          </draw:text-box>
        </draw:frame>
        <draw:custom-shape draw:style-name="gr6" draw:text-style-name="P2" draw:layer="layout" svg:width="2.168cm" svg:height="1.27cm" svg:x="11.409cm" svg:y="8.894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8cm" svg:height="1.27cm" svg:x="13.577cm" svg:y="8.894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01cm" svg:height="1.27cm" svg:x="9.268cm" svg:y="2.0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2.069cm" svg:y="2.03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9cm" svg:height="1.27cm" svg:x="13.339cm" svg:y="2.0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polyline draw:style-name="gr8" draw:text-style-name="P1" draw:layer="layout" svg:width="5.265cm" svg:height="2.309cm" draw:transform="skewX (0.0914552528044857) rotate (-2.71293978930066) translate (11.4300752380632cm 10.1642146060056cm)" svg:viewBox="0 0 5266 2310" draw:points="0,-27991 3055,-27991 5266,-25681">
          <text:p/>
        </draw:polyline>
        <draw:frame draw:style-name="gr3" draw:text-style-name="P1" draw:layer="layout" svg:width="4.445cm" svg:height="0.962cm" svg:x="6.508cm" svg:y="11.434cm">
          <draw:text-box>
            <text:p text:style-name="P1">(optional)</text:p>
          </draw:text-box>
        </draw:frame>
        <draw:polyline draw:style-name="gr8" draw:text-style-name="P1" draw:layer="layout" svg:width="4.316cm" svg:height="2.188cm" draw:transform="skewX (0.266860842629883) rotate (-2.60961629758262) translate (15.7450350180651cm 10.1641289768564cm)" svg:viewBox="0 0 4317 2189" draw:points="0,-33492 2504,-33492 4317,-31303">
          <text:p/>
        </draw:polyline>
        <draw:frame draw:style-name="gr3" draw:text-style-name="P1" draw:layer="layout" svg:width="4.445cm" svg:height="0.962cm" svg:x="11.3cm" svg:y="11.434cm">
          <draw:text-box>
            <text:p text:style-name="P1">(optional)</text:p>
          </draw:text-box>
        </draw:frame>
        <draw:line draw:style-name="gr9" draw:text-style-name="P1" draw:layer="layout" svg:x1="9.268cm" svg:y1="3.3cm" svg:x2="0.639cm" svg:y2="8.894cm">
          <text:p/>
        </draw:line>
        <draw:line draw:style-name="gr9" draw:text-style-name="P1" draw:layer="layout" svg:x1="12.069cm" svg:y1="3.3cm" svg:x2="15.745cm" svg:y2="8.894cm">
          <text:p/>
        </draw:line>
        <draw:custom-shape draw:style-name="gr10" draw:text-style-name="P1" draw:id="id1" draw:layer="layout" svg:width="1.27cm" svg:height="1.27cm" svg:x="1.909cm" svg:y="12.7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5" draw:layer="layout" svg:width="1.27cm" svg:height="1.27cm" svg:x="4.449cm" svg:y="12.7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3" draw:layer="layout" svg:width="1.27cm" svg:height="1.27cm" svg:x="3.179cm" svg:y="12.70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id="id2" draw:layer="layout" svg:width="3.203cm" svg:height="0.775cm" draw:transform="rotate (0.830253125173546) translate (-0.189cm 16.974cm)">
          <draw:text-box>
            <text:p text:style-name="P3"><text:span text:style-name="T1">REQUIRED</text:span></text:p>
          </draw:text-box>
        </draw:frame>
        <draw:frame draw:style-name="gr11" draw:text-style-name="P4" draw:id="id4" draw:layer="layout" svg:width="2.774cm" svg:height="0.775cm" draw:transform="rotate (0.830253125173546) translate (1.371cm 16.657cm)">
          <draw:text-box>
            <text:p text:style-name="P3"><text:span text:style-name="T1">ORDERED</text:span></text:p>
          </draw:text-box>
        </draw:frame>
        <draw:frame draw:style-name="gr11" draw:text-style-name="P4" draw:id="id6" draw:layer="layout" svg:width="5.08cm" svg:height="0.775cm" draw:transform="rotate (0.830253125173546) translate (1.274cm 18.359cm)">
          <draw:text-box>
            <text:p text:style-name="P3"><text:span text:style-name="T1">GEO_PRESENT</text:span></text:p>
          </draw:text-box>
        </draw:frame>
        <draw:connector draw:style-name="gr12" draw:text-style-name="P1" draw:layer="layout" draw:type="line" svg:x1="2.544cm" svg:y1="13.974cm" svg:x2="2.258cm" svg:y2="14.871cm" draw:start-shape="id1" draw:start-glue-point="2" draw:end-shape="id2" svg:d="m2544 13974-286 897">
          <text:p/>
        </draw:connector>
        <draw:connector draw:style-name="gr12" draw:text-style-name="P1" draw:layer="layout" draw:type="line" svg:x1="3.814cm" svg:y1="13.974cm" svg:x2="3.528cm" svg:y2="14.871cm" draw:start-shape="id3" draw:start-glue-point="2" draw:end-shape="id4" svg:d="m3814 13974-286 897">
          <text:p/>
        </draw:connector>
        <draw:connector draw:style-name="gr12" draw:text-style-name="P1" draw:layer="layout" draw:type="line" svg:x1="5.084cm" svg:y1="13.974cm" svg:x2="4.987cm" svg:y2="14.871cm" draw:start-shape="id5" draw:start-glue-point="2" draw:end-shape="id6" draw:end-glue-point="1" svg:d="m5084 13974-97 897">
          <text:p/>
        </draw:connector>
        <draw:custom-shape draw:style-name="gr10" draw:text-style-name="P1" draw:layer="layout" svg:width="1.27cm" svg:height="1.27cm" svg:x="5.719cm" svg:y="12.70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id="id7" draw:layer="layout" svg:width="5.08cm" svg:height="0.775cm" draw:transform="rotate (0.830253125173546) translate (2.544cm 18.359cm)">
          <draw:text-box>
            <text:p text:style-name="P3"><text:span text:style-name="T1">EID_PRESENT</text:span></text:p>
          </draw:text-box>
        </draw:frame>
        <draw:connector draw:style-name="gr12" draw:text-style-name="P1" draw:layer="layout" draw:type="line" svg:x1="6.354cm" svg:y1="13.974cm" svg:x2="6.257cm" svg:y2="14.871cm" draw:end-shape="id7" draw:end-glue-point="1" svg:d="m6354 13974-97 897">
          <text:p/>
        </draw:connector>
        <draw:line draw:style-name="gr9" draw:text-style-name="P1" draw:layer="layout" svg:x1="0.639cm" svg:y1="10.164cm" svg:x2="1.909cm" svg:y2="12.704cm">
          <text:p/>
        </draw:line>
        <draw:line draw:style-name="gr9" draw:text-style-name="P1" draw:layer="layout" svg:x1="6.989cm" svg:y1="12.704cm" svg:x2="3.179cm" svg:y2="10.164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51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543cm" svg:height="7.047cm" svg:x="2.375cm" svg:y="2.397cm" draw:page-number="1"/>
      <draw:page-thumbnail draw:layer="backgroundobjects" svg:width="6.543cm" svg:height="7.047cm" svg:x="2.375cm" svg:y="10.445cm"/>
      <draw:page-thumbnail draw:layer="backgroundobjects" svg:width="6.543cm" svg:height="7.047cm" svg:x="2.375cm" svg:y="18.493cm"/>
      <draw:page-thumbnail draw:layer="backgroundobjects" svg:width="6.543cm" svg:height="7.047cm" svg:x="12.67cm" svg:y="2.397cm"/>
      <draw:page-thumbnail draw:layer="backgroundobjects" svg:width="6.543cm" svg:height="7.047cm" svg:x="12.67cm" svg:y="10.445cm"/>
      <draw:page-thumbnail draw:layer="backgroundobjects" svg:width="6.543cm" svg:height="7.047cm" svg:x="12.67cm" svg:y="18.493cm"/>
    </style:handout-master>
    <style:master-page style:name="Default" style:page-layout-name="PM1" draw:style-name="Mdp1">
      <draw:frame presentation:style-name="Default-title" draw:layer="backgroundobjects" svg:width="14.858cm" svg:height="2.968cm" svg:x="0.824cm" svg:y="0.706cm" presentation:class="title" presentation:placeholder="true">
        <draw:text-box/>
      </draw:frame>
      <draw:frame presentation:style-name="Default-outline1" draw:layer="backgroundobjects" svg:width="14.858cm" svg:height="11.734cm" svg:x="0.824cm" svg:y="4.157cm" presentation:class="outline" presentation:placeholder="true">
        <draw:text-box/>
      </draw:frame>
      <draw:frame presentation:style-name="Mpr1" draw:text-style-name="MP1" draw:layer="backgroundobjects" svg:width="3.845cm" svg:height="1.227cm" svg:x="0.824cm" svg:y="16.1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233cm" svg:height="1.227cm" svg:x="5.644cm" svg:y="16.1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845cm" svg:height="1.227cm" svg:x="11.836cm" svg:y="16.19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enton Walker</meta:initial-creator>
    <meta:creation-date>2014-05-09T16:01:48</meta:creation-date>
    <meta:editing-duration>PT01H07M50S</meta:editing-duration>
    <meta:editing-cycles>12</meta:editing-cycles>
    <meta:generator>OpenOffice.org/3.2$Unix OpenOffice.org_project/320m12$Build-9483</meta:generator>
    <dc:date>2014-05-16T19:02:55</dc:date>
    <dc:creator>Brenton Walker</dc:creator>
    <meta:document-statistic meta:object-count="60"/>
  </office:meta>
</office:document-meta>
</file>